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0.47cm" table:align="left"/>
    </style:style>
    <style:style style:name="Tabela1.A" style:family="table-column">
      <style:table-column-properties style:column-width="3.634cm"/>
    </style:style>
    <style:style style:name="Tabela1.B" style:family="table-column">
      <style:table-column-properties style:column-width="3.96cm"/>
    </style:style>
    <style:style style:name="Tabela1.C" style:family="table-column">
      <style:table-column-properties style:column-width="2.877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text-properties officeooo:rsid="00186e04" officeooo:paragraph-rsid="00186e04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text-properties officeooo:rsid="00186e04" officeooo:paragraph-rsid="00186e04"/>
    </style:style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Horizontal_20_Line">
      <style:paragraph-properties fo:margin-top="0cm" fo:margin-bottom="0.247cm" style:contextual-spacing="false" fo:line-height="115%"/>
    </style:style>
    <style:style style:name="P12" style:family="paragraph" style:parent-style-name="Heading_20_3">
      <style:paragraph-properties fo:margin-top="0cm" fo:margin-bottom="0.247cm" style:contextual-spacing="false" fo:line-height="115%"/>
    </style:style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/>
    <style:style style:name="P19" style:family="paragraph" style:parent-style-name="Text_20_body" style:list-style-name="L15"/>
    <style:style style:name="P20" style:family="paragraph" style:parent-style-name="Text_20_body" style:list-style-name="L16"/>
    <style:style style:name="P21" style:family="paragraph" style:parent-style-name="Text_20_body" style:list-style-name="L17"/>
    <style:style style:name="P22" style:family="paragraph" style:parent-style-name="Text_20_body" style:list-style-name="L18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T1" style:family="text">
      <style:text-properties officeooo:rsid="00186e04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Mini-mundo: Site de Aluguel de Artigos de Festa</text:span></text:p>
      <text:p text:style-name="Text_20_body">O site de aluguel de artigos de festa permite que clientes busquem, reservem e avaliem produtos de forma simples e intuitiva. O sistema é estruturado para atender as seguintes funcionalidades:</text:p>
      <text:list text:style-name="L1">
        <text:list-item>
          <text:p text:style-name="P1"><text:span text:style-name="Strong_20_Emphasis">Usuários</text:span>:</text:p>
          <text:list>
            <text:list-item>
              <text:p text:style-name="P1">Podem se cadastrar no site, fornecendo informações como nome, e-mail, senha, CPF/CNPJ e telefone.</text:p>
            </text:list-item>
            <text:list-item>
              <text:p text:style-name="P1">Após o login, os usuários podem acessar seus dados, visualizar histórico de reservas e gerenciar favoritos.</text:p>
            </text:list-item>
          </text:list>
        </text:list-item>
        <text:list-item>
          <text:p text:style-name="P1"><text:span text:style-name="Strong_20_Emphasis">Produtos</text:span>:</text:p>
          <text:list>
            <text:list-item>
              <text:p text:style-name="P1">O site oferece uma ampla variedade de artigos de festa, como mesas, cadeiras, decorações, utensílios e eletrônicos (ex.: caixas de som).</text:p>
            </text:list-item>
            <text:list-item>
              <text:p text:style-name="P1">Cada produto possui detalhes como nome, descrição, categoria, preço por período de aluguel (diário ou semanal), quantidade disponível e imagens.</text:p>
            </text:list-item>
          </text:list>
        </text:list-item>
        <text:list-item>
          <text:p text:style-name="P1"><text:span text:style-name="Strong_20_Emphasis">Favoritos</text:span>:</text:p>
          <text:list>
            <text:list-item>
              <text:p text:style-name="P1">Os usuários podem adicionar produtos à lista de favoritos para facilitar futuras reservas.</text:p>
            </text:list-item>
            <text:list-item>
              <text:p text:style-name="P1">A lista de favoritos é personalizada e pode ser acessada a qualquer momento.</text:p>
            </text:list-item>
          </text:list>
        </text:list-item>
        <text:list-item>
          <text:p text:style-name="P1"><text:span text:style-name="Strong_20_Emphasis">Carrinho de Aluguel</text:span>:</text:p>
          <text:list>
            <text:list-item>
              <text:p text:style-name="P1">Os usuários adicionam produtos ao carrinho indicando a quantidade desejada e o período de aluguel.</text:p>
            </text:list-item>
            <text:list-item>
              <text:p text:style-name="P1">O sistema calcula o valor total do aluguel com base nos produtos selecionados e nos dias de reserva.</text:p>
            </text:list-item>
            <text:list-item>
              <text:p text:style-name="P1">É possível editar ou remover itens do carrinho antes de finalizar a reserva.</text:p>
            </text:list-item>
          </text:list>
        </text:list-item>
        <text:list-item>
          <text:p text:style-name="P1"><text:span text:style-name="Strong_20_Emphasis">Reservas</text:span>:</text:p>
          <text:list>
            <text:list-item>
              <text:p text:style-name="P1">Após revisar o carrinho, o cliente confirma a reserva, selecionando a data de início e término do aluguel.</text:p>
            </text:list-item>
            <text:list-item>
              <text:p text:style-name="P1">O sistema verifica a disponibilidade do estoque antes de confirmar a reserva.</text:p>
            </text:list-item>
            <text:list-item>
              <text:p text:style-name="P1">Uma reserva é registrada no banco de dados, associada ao usuário e aos produtos escolhidos.</text:p>
            </text:list-item>
            <text:list-item>
              <text:p text:style-name="P1">Ao final do processo, um <text:span text:style-name="Strong_20_Emphasis">código de reserva</text:span> é gerado e enviado ao cliente, que deverá apresentá-lo no momento do pagamento presencial.</text:p>
            </text:list-item>
          </text:list>
        </text:list-item>
        <text:list-item>
          <text:p text:style-name="P1"><text:span text:style-name="Strong_20_Emphasis">Pagamento Presencial</text:span>:</text:p>
          <text:list>
            <text:list-item>
              <text:p text:style-name="P1">O pagamento será realizado presencialmente no local da loja, no momento da retirada dos produtos.</text:p>
            </text:list-item>
            <text:list-item>
              <text:p text:style-name="P1">O cliente poderá pagar em dinheiro, cartão de débito ou crédito.</text:p>
            </text:list-item>
            <text:list-item>
              <text:p text:style-name="P1"><text:soft-page-break/>Um recibo é emitido no ato do pagamento e entregue ao cliente junto com os produtos reservados.</text:p>
            </text:list-item>
          </text:list>
        </text:list-item>
        <text:list-item>
          <text:p text:style-name="P1"><text:span text:style-name="Strong_20_Emphasis">Avaliações</text:span>:</text:p>
          <text:list>
            <text:list-item>
              <text:p text:style-name="P1">Os usuários podem avaliar os produtos alugados, atribuindo notas de 1 a 5 estrelas e deixando comentários.</text:p>
            </text:list-item>
            <text:list-item>
              <text:p text:style-name="P1">As avaliações são exibidas na página de cada produto, ajudando outros usuários a tomar decisões.</text:p>
            </text:list-item>
          </text:list>
        </text:list-item>
        <text:list-item>
          <text:p text:style-name="P1"><text:span text:style-name="Strong_20_Emphasis">Relatórios e Gerenciamento</text:span>:</text:p>
          <text:list>
            <text:list-item>
              <text:p text:style-name="P1">O administrador pode acessar relatórios sobre reservas realizadas e status do estoque.</text:p>
            </text:list-item>
            <text:list-item>
              <text:p text:style-name="P1">É possível gerenciar o estoque, preços e status dos produtos pelo painel administrativo.</text:p>
            </text:list-item>
          </text:list>
        </text:list-item>
        <text:list-item>
          <text:p text:style-name="P1"><text:span text:style-name="Strong_20_Emphasis">Funcionalidades Extras</text:span>:</text:p>
          <text:list>
            <text:list-item>
              <text:p text:style-name="P1">O site envia notificações por e-mail para confirmar reservas, avisar sobre datas de devolução e informar promoções.</text:p>
            </text:list-item>
            <text:list-item>
              <text:p text:style-name="P1">Um sistema de busca avançada permite que os usuários filtrem produtos por categoria, preço e disponibilidade.</text:p>
            </text:list-item>
          </text:list>
        </text:list-item>
      </text:list>
      <text:p text:style-name="Text_20_body"/>
      <text:h text:style-name="Heading_20_3" text:outline-level="3"><text:span text:style-name="Strong_20_Emphasis">1. Usuário</text:span></text:h>
      <text:p text:style-name="Text_20_body"><text:span text:style-name="Strong_20_Emphasis">Descrição:</text:span> Armazena informações dos usuários cadastrados no sistema.<text:line-break/><text:span text:style-name="Strong_20_Emphasis">Atributos:</text:span></text:p>
      <text:list text:style-name="L2">
        <text:list-item>
          <text:p text:style-name="P2"><text:span text:style-name="Source_20_Text">id_usuario</text:span> (PK): Identificador único do usuário.</text:p>
        </text:list-item>
        <text:list-item>
          <text:p text:style-name="P2"><text:span text:style-name="Source_20_Text">nome</text:span>: Nome do usuário.</text:p>
        </text:list-item>
        <text:list-item>
          <text:p text:style-name="P2"><text:span text:style-name="Source_20_Text">email</text:span>: E-mail do usuário.</text:p>
        </text:list-item>
        <text:list-item>
          <text:p text:style-name="P2"><text:span text:style-name="Source_20_Text">senha</text:span>: Senha de acesso.</text:p>
        </text:list-item>
        <text:list-item>
          <text:p text:style-name="P2"><text:span text:style-name="Source_20_Text">cpf_cnpj</text:span>: CPF ou CNPJ do usuário.</text:p>
        </text:list-item>
        <text:list-item>
          <text:p text:style-name="P2"><text:span text:style-name="Source_20_Text">telefone</text:span>: Telefone do usuário.</text:p>
        </text:list-item>
        <text:list-item>
          <text:p text:style-name="P3">Cep</text:p>
        </text:list-item>
        <text:list-item>
          <text:p text:style-name="P3">rua</text:p>
        </text:list-item>
        <text:list-item>
          <text:p text:style-name="P3">cidade</text:p>
        </text:list-item>
        <text:list-item>
          <text:p text:style-name="P3">bairro</text:p>
        </text:list-item>
        <text:list-item>
          <text:p text:style-name="P3">rua</text:p>
        </text:list-item>
        <text:list-item>
          <text:p text:style-name="P3">numero_da_casa</text:p>
        </text:list-item>
        <text:list-item>
          <text:p text:style-name="P2"><text:span text:style-name="Source_20_Text">data_cadastro</text:span>: Data de cadastro do usuário.</text:p>
        </text:list-item>
      </text:list>
      <text:p text:style-name="Horizontal_20_Line"/>
      <text:h text:style-name="Heading_20_3" text:outline-level="3"><text:soft-page-break/><text:span text:style-name="Strong_20_Emphasis">2. Produto</text:span></text:h>
      <text:p text:style-name="Text_20_body"><text:span text:style-name="Strong_20_Emphasis">Descrição:</text:span> Representa os produtos disponíveis para aluguel.<text:line-break/><text:span text:style-name="Strong_20_Emphasis">Atributos:</text:span></text:p>
      <text:list text:style-name="L3">
        <text:list-item>
          <text:p text:style-name="P4"><text:span text:style-name="Source_20_Text">id_produto</text:span> (PK): Identificador único do produto.</text:p>
        </text:list-item>
        <text:list-item>
          <text:p text:style-name="P4"><text:span text:style-name="Source_20_Text">nome</text:span>: Nome do produto.</text:p>
        </text:list-item>
        <text:list-item>
          <text:p text:style-name="P4"><text:span text:style-name="Source_20_Text">descricao</text:span>: Descrição detalhada do produto.</text:p>
        </text:list-item>
        <text:list-item>
          <text:p text:style-name="P4"><text:span text:style-name="Source_20_Text">categoria</text:span>: Categoria do produto (ex.: decoração, mobiliário, eletrônico).</text:p>
        </text:list-item>
        <text:list-item>
          <text:p text:style-name="P4"><text:span text:style-name="Source_20_Text">preco_diario</text:span>: Preço por dia de aluguel.</text:p>
        </text:list-item>
        <text:list-item>
          <text:p text:style-name="P5">Disponibilidade:disponivel ou não</text:p>
        </text:list-item>
        <text:list-item>
          <text:p text:style-name="P4"><text:span text:style-name="Source_20_Text">imagem</text:span>: URL ou caminho para a imagem do produto.</text:p>
        </text:list-item>
      </text:list>
      <text:p text:style-name="Horizontal_20_Line"/>
      <text:h text:style-name="Heading_20_3" text:outline-level="3"><text:span text:style-name="Strong_20_Emphasis">3. Favorito</text:span></text:h>
      <text:p text:style-name="Text_20_body"><text:span text:style-name="Strong_20_Emphasis">Descrição:</text:span> Relaciona os usuários aos produtos marcados como favoritos.<text:line-break/><text:span text:style-name="Strong_20_Emphasis">Atributos:</text:span></text:p>
      <text:list text:style-name="L4">
        <text:list-item>
          <text:p text:style-name="P6"><text:span text:style-name="Source_20_Text">id_favorito</text:span> (PK): Identificador único do favorito.</text:p>
        </text:list-item>
        <text:list-item>
          <text:p text:style-name="P6"><text:span text:style-name="Source_20_Text">id_usuario</text:span> (FK): Referência ao usuário que favoritou o produto.</text:p>
        </text:list-item>
        <text:list-item>
          <text:p text:style-name="P6"><text:span text:style-name="Source_20_Text">id_produto</text:span> (FK): Referência ao produto adicionado aos favoritos.</text:p>
        </text:list-item>
      </text:list>
      <text:p text:style-name="Horizontal_20_Line"/>
      <text:h text:style-name="Heading_20_3" text:outline-level="3"><text:span text:style-name="Strong_20_Emphasis">4. Carrinho</text:span></text:h>
      <text:p text:style-name="Text_20_body"><text:span text:style-name="Strong_20_Emphasis">Descrição:</text:span> Representa o carrinho de aluguel temporário do usuário.<text:line-break/><text:span text:style-name="Strong_20_Emphasis">Atributos:</text:span></text:p>
      <text:list text:style-name="L5">
        <text:list-item>
          <text:p text:style-name="P7"><text:span text:style-name="Source_20_Text">id_carrinho</text:span> (PK): Identificador único do carrinho.</text:p>
        </text:list-item>
        <text:list-item>
          <text:p text:style-name="P7"><text:span text:style-name="Source_20_Text">id_usuario</text:span> (FK): Referência ao usuário que criou o carrinho.</text:p>
        </text:list-item>
        <text:list-item>
          <text:p text:style-name="P7"><text:span text:style-name="Source_20_Text">id_produto</text:span> (FK): Referência ao produto adicionado ao carrinho.</text:p>
        </text:list-item>
        <text:list-item>
          <text:p text:style-name="P7"><text:span text:style-name="Source_20_Text">quantidade</text:span>: Quantidade do produto no carrinho.</text:p>
        </text:list-item>
        <text:list-item>
          <text:p text:style-name="P7"><text:span text:style-name="Source_20_Text">data_reserva</text:span>: Data inicial da reserva.</text:p>
        </text:list-item>
        <text:list-item>
          <text:p text:style-name="P7"><text:span text:style-name="Source_20_Text">data_devolucao</text:span>: Data final da reserva.</text:p>
        </text:list-item>
        <text:list-item>
          <text:p text:style-name="P7"><text:span text:style-name="Source_20_Text">preco_total</text:span>: Preço total dos produtos no carrinho.</text:p>
        </text:list-item>
      </text:list>
      <text:p text:style-name="Horizontal_20_Line"/>
      <text:h text:style-name="Heading_20_3" text:outline-level="3"><text:span text:style-name="Strong_20_Emphasis">5. Reserva</text:span></text:h>
      <text:p text:style-name="Text_20_body"><text:span text:style-name="Strong_20_Emphasis">Descrição:</text:span> Armazena as informações das reservas confirmadas.<text:line-break/><text:span text:style-name="Strong_20_Emphasis">Atributos:</text:span></text:p>
      <text:list text:style-name="L6">
        <text:list-item>
          <text:p text:style-name="P8"><text:soft-page-break/><text:span text:style-name="Source_20_Text">id_reserva</text:span> (PK): Identificador único da reserva.</text:p>
        </text:list-item>
        <text:list-item>
          <text:p text:style-name="P8"><text:span text:style-name="Source_20_Text">id_usuario</text:span> (FK): Referência ao usuário que realizou a reserva.</text:p>
        </text:list-item>
        <text:list-item>
          <text:p text:style-name="P8"><text:span text:style-name="Source_20_Text">data_reserva</text:span>: Data de início da reserva.</text:p>
        </text:list-item>
        <text:list-item>
          <text:p text:style-name="P8"><text:span text:style-name="Source_20_Text">data_devolucao</text:span>: Data de devolução dos produtos.</text:p>
        </text:list-item>
        <text:list-item>
          <text:p text:style-name="P8"><text:span text:style-name="Source_20_Text">valor_total</text:span>: Valor total da reserva.</text:p>
        </text:list-item>
        <text:list-item>
          <text:p text:style-name="P8"><text:span text:style-name="Source_20_Text">codigo_reserva</text:span>: Código gerado para identificação da reserva.</text:p>
        </text:list-item>
      </text:list>
      <text:p text:style-name="Horizontal_20_Line"/>
      <text:h text:style-name="Heading_20_3" text:outline-level="3"><text:span text:style-name="Strong_20_Emphasis">6. Item da Reserva</text:span></text:h>
      <text:p text:style-name="Text_20_body"><text:span text:style-name="Strong_20_Emphasis">Descrição:</text:span> Detalha os produtos incluídos em uma reserva.<text:line-break/><text:span text:style-name="Strong_20_Emphasis">Atributos:</text:span></text:p>
      <text:list text:style-name="L7">
        <text:list-item>
          <text:p text:style-name="P9"><text:span text:style-name="Source_20_Text">id_item_reserva</text:span> (PK): Identificador único do item da reserva.</text:p>
        </text:list-item>
        <text:list-item>
          <text:p text:style-name="P9"><text:span text:style-name="Source_20_Text">id_reserva</text:span> (FK): Referência à reserva.</text:p>
        </text:list-item>
        <text:list-item>
          <text:p text:style-name="P9"><text:span text:style-name="Source_20_Text">id_produto</text:span> (FK): Referência ao produto reservado.</text:p>
        </text:list-item>
        <text:list-item>
          <text:p text:style-name="P9"><text:span text:style-name="Source_20_Text">quantidade</text:span>: Quantidade do produto na reserva.</text:p>
        </text:list-item>
        <text:list-item>
          <text:p text:style-name="P9"><text:span text:style-name="Source_20_Text">preco_unitario</text:span>: Preço por unidade do produto.</text:p>
        </text:list-item>
      </text:list>
      <text:p text:style-name="Horizontal_20_Line"/>
      <text:h text:style-name="Heading_20_3" text:outline-level="3"><text:span text:style-name="Strong_20_Emphasis">7. Avaliação</text:span></text:h>
      <text:p text:style-name="Text_20_body"><text:span text:style-name="Strong_20_Emphasis">Descrição:</text:span> Armazena as avaliações feitas pelos usuários sobre os produtos.<text:line-break/><text:span text:style-name="Strong_20_Emphasis">Atributos:</text:span></text:p>
      <text:list text:style-name="L8">
        <text:list-item>
          <text:p text:style-name="P10"><text:span text:style-name="Source_20_Text">id_avaliacao</text:span> (PK): Identificador único da avaliação.</text:p>
        </text:list-item>
        <text:list-item>
          <text:p text:style-name="P10"><text:span text:style-name="Source_20_Text">id_usuario</text:span> (FK): Referência ao usuário que fez a avaliação.</text:p>
        </text:list-item>
        <text:list-item>
          <text:p text:style-name="P10"><text:span text:style-name="Source_20_Text">id_produto</text:span> (FK): Referência ao produto avaliado.</text:p>
        </text:list-item>
        <text:list-item>
          <text:p text:style-name="P10"><text:span text:style-name="Source_20_Text">nota</text:span>: <text:span text:style-name="T1">like ou deslike</text:span>.</text:p>
        </text:list-item>
        <text:list-item>
          <text:p text:style-name="P10"><text:span text:style-name="Source_20_Text">comentario</text:span>: Comentário do usuário sobre o produto.</text:p>
        </text:list-item>
        <text:list-item>
          <text:p text:style-name="P10"><text:span text:style-name="Source_20_Text">data_avaliacao</text:span>: Data em que a avaliação foi feita.</text:p>
        </text:list-item>
      </text:list>
      <text:p text:style-name="Text_20_body"/>
      <text:p text:style-name="Text_20_body">Entendido! Vamos adaptar o modelo para trabalhar com <text:span text:style-name="Strong_20_Emphasis">like</text:span> e <text:span text:style-name="Strong_20_Emphasis">dislike</text:span> no sistema de avaliação e incluir as <text:span text:style-name="Strong_20_Emphasis">cardinalidades</text:span> (relacionamentos entre as entidades). Segue o modelo revisado com as cardinalidades:</text:p>
      <text:p text:style-name="P11"/>
      <text:h text:style-name="P12" text:outline-level="3"><text:soft-page-break/><text:span text:style-name="Strong_20_Emphasis">1. Usuário</text:span></text:h>
      <text:p text:style-name="Text_20_body"><text:span text:style-name="Strong_20_Emphasis">Descrição:</text:span> Um usuário pode ter várias reservas, favoritos, carrinhos e avaliações.<text:line-break/><text:span text:style-name="Strong_20_Emphasis">Relacionamentos:</text:span></text:p>
      <text:list text:style-name="L9">
        <text:list-item>
          <text:p text:style-name="P13">1 Usuário → N Reservas (um usuário pode fazer várias reservas).</text:p>
        </text:list-item>
        <text:list-item>
          <text:p text:style-name="P13">1 Usuário → N Favoritos (um usuário pode ter vários produtos favoritos).</text:p>
        </text:list-item>
        <text:list-item>
          <text:p text:style-name="P13">1 Usuário → N Avaliações (um usuário pode avaliar vários produtos).</text:p>
        </text:list-item>
        <text:list-item>
          <text:p text:style-name="P13">1 Usuário → 1 Carrinho ativo.</text:p>
        </text:list-item>
      </text:list>
      <text:p text:style-name="P11"/>
      <text:h text:style-name="P12" text:outline-level="3"><text:span text:style-name="Strong_20_Emphasis">2. Produto</text:span></text:h>
      <text:p text:style-name="Text_20_body"><text:span text:style-name="Strong_20_Emphasis">Descrição:</text:span> Um produto pode estar em vários favoritos, reservas e avaliações.<text:line-break/><text:span text:style-name="Strong_20_Emphasis">Relacionamentos:</text:span></text:p>
      <text:list text:style-name="L10">
        <text:list-item>
          <text:p text:style-name="P14">1 Produto → N Favoritos (um produto pode estar em favoritos de vários usuários).</text:p>
        </text:list-item>
        <text:list-item>
          <text:p text:style-name="P14">1 Produto → N Itens da Reserva (um produto pode estar em várias reservas).</text:p>
        </text:list-item>
        <text:list-item>
          <text:p text:style-name="P14">1 Produto → N Avaliações (um produto pode receber várias avaliações).</text:p>
        </text:list-item>
      </text:list>
      <text:p text:style-name="P11"/>
      <text:h text:style-name="P12" text:outline-level="3"><text:span text:style-name="Strong_20_Emphasis">3. Favorito</text:span></text:h>
      <text:p text:style-name="Text_20_body"><text:span text:style-name="Strong_20_Emphasis">Descrição:</text:span> Relaciona usuários e produtos favoritos.<text:line-break/><text:span text:style-name="Strong_20_Emphasis">Relacionamento:</text:span></text:p>
      <text:list text:style-name="L11">
        <text:list-item>
          <text:p text:style-name="P15">1 Usuário → N Favoritos.</text:p>
        </text:list-item>
        <text:list-item>
          <text:p text:style-name="P15">1 Produto → N Favoritos.</text:p>
        </text:list-item>
      </text:list>
      <text:p text:style-name="Text_20_body"><text:span text:style-name="Strong_20_Emphasis">Cardinalidade Total:</text:span></text:p>
      <text:list text:style-name="L12">
        <text:list-item>
          <text:p text:style-name="P16">Muitos para muitos (resolvido com a entidade associativa <text:span text:style-name="Strong_20_Emphasis">Favorito</text:span>).</text:p>
        </text:list-item>
      </text:list>
      <text:p text:style-name="P11"/>
      <text:h text:style-name="P12" text:outline-level="3"><text:span text:style-name="Strong_20_Emphasis">4. Carrinho</text:span></text:h>
      <text:p text:style-name="Text_20_body"><text:span text:style-name="Strong_20_Emphasis">Descrição:</text:span> Representa o carrinho temporário de aluguel de um usuário.<text:line-break/><text:span text:style-name="Strong_20_Emphasis">Relacionamento:</text:span></text:p>
      <text:list text:style-name="L13">
        <text:list-item>
          <text:p text:style-name="P17">1 Usuário → 1 Carrinho ativo.</text:p>
        </text:list-item>
        <text:list-item>
          <text:p text:style-name="P17">1 Carrinho → N Produtos (contém vários produtos).</text:p>
        </text:list-item>
      </text:list>
      <text:p text:style-name="Text_20_body"><text:span text:style-name="Strong_20_Emphasis">Cardinalidade Total:</text:span></text:p>
      <text:list text:style-name="L14">
        <text:list-item>
          <text:p text:style-name="P18">Um para muitos (entre usuário e carrinho).</text:p>
        </text:list-item>
        <text:list-item>
          <text:p text:style-name="P18">Muitos para muitos (entre carrinho e produtos, resolvido com entidade associativa).</text:p>
        </text:list-item>
      </text:list>
      <text:p text:style-name="P11"/>
      <text:h text:style-name="P12" text:outline-level="3"><text:soft-page-break/><text:span text:style-name="Strong_20_Emphasis">5. Reserva</text:span></text:h>
      <text:p text:style-name="Text_20_body"><text:span text:style-name="Strong_20_Emphasis">Descrição:</text:span> Armazena informações sobre as reservas confirmadas.<text:line-break/><text:span text:style-name="Strong_20_Emphasis">Relacionamento:</text:span></text:p>
      <text:list text:style-name="L15">
        <text:list-item>
          <text:p text:style-name="P19">1 Usuário → N Reservas.</text:p>
        </text:list-item>
        <text:list-item>
          <text:p text:style-name="P19">1 Reserva → N Itens da Reserva.</text:p>
        </text:list-item>
      </text:list>
      <text:p text:style-name="Text_20_body"><text:span text:style-name="Strong_20_Emphasis">Cardinalidade Total:</text:span></text:p>
      <text:list text:style-name="L16">
        <text:list-item>
          <text:p text:style-name="P20">Um para muitos (entre usuário e reservas).</text:p>
        </text:list-item>
        <text:list-item>
          <text:p text:style-name="P20">Um para muitos (entre reserva e itens da reserva).</text:p>
        </text:list-item>
      </text:list>
      <text:p text:style-name="P11"/>
      <text:h text:style-name="P12" text:outline-level="3"><text:span text:style-name="Strong_20_Emphasis">6. Item da Reserva</text:span></text:h>
      <text:p text:style-name="Text_20_body"><text:span text:style-name="Strong_20_Emphasis">Descrição:</text:span> Representa os produtos incluídos em uma reserva.<text:line-break/><text:span text:style-name="Strong_20_Emphasis">Relacionamento:</text:span></text:p>
      <text:list text:style-name="L17">
        <text:list-item>
          <text:p text:style-name="P21">1 Reserva → N Itens da Reserva.</text:p>
        </text:list-item>
        <text:list-item>
          <text:p text:style-name="P21">1 Produto → N Itens da Reserva.</text:p>
        </text:list-item>
      </text:list>
      <text:p text:style-name="Text_20_body"><text:span text:style-name="Strong_20_Emphasis">Cardinalidade Total:</text:span></text:p>
      <text:list text:style-name="L18">
        <text:list-item>
          <text:p text:style-name="P22">Muitos para muitos (entre reservas e produtos, resolvido pela entidade associativa <text:span text:style-name="Strong_20_Emphasis">Item da Reserva</text:span>).</text:p>
        </text:list-item>
      </text:list>
      <text:p text:style-name="P11"/>
      <text:h text:style-name="P12" text:outline-level="3"><text:span text:style-name="Strong_20_Emphasis">7. Avaliação</text:span></text:h>
      <text:p text:style-name="Text_20_body"><text:span text:style-name="Strong_20_Emphasis">Descrição:</text:span> Relaciona usuários e produtos avaliados.<text:line-break/><text:span text:style-name="Strong_20_Emphasis">Relacionamento:</text:span></text:p>
      <text:list text:style-name="L19">
        <text:list-item>
          <text:p text:style-name="P23">1 Usuário → N Avaliações.</text:p>
        </text:list-item>
        <text:list-item>
          <text:p text:style-name="P23">1 Produto → N Avaliações.</text:p>
        </text:list-item>
      </text:list>
      <text:p text:style-name="Text_20_body"><text:span text:style-name="Strong_20_Emphasis">Cardinalidade Total:</text:span></text:p>
      <text:list text:style-name="L20">
        <text:list-item>
          <text:p text:style-name="P24">Muitos para muitos (resolvido com a entidade associativa <text:span text:style-name="Strong_20_Emphasis">Avaliação</text:span>).</text:p>
        </text:list-item>
      </text:list>
      <text:p text:style-name="P11"/>
      <text:h text:style-name="P12" text:outline-level="3">Resumo das Cardinalidades</text:h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Table_20_Heading">Entidade Principal</text:p>
            </table:table-cell>
            <table:table-cell table:style-name="Tabela1.A1" office:value-type="string">
              <text:p text:style-name="Table_20_Heading">Relacionamento com</text:p>
            </table:table-cell>
            <table:table-cell table:style-name="Tabela1.A1" office:value-type="string">
              <text:p text:style-name="Table_20_Heading">Cardinalidade</text:p>
            </table:table-cell>
          </table:table-row>
        </table:table-header-rows>
        <table:table-row>
          <table:table-cell table:style-name="Tabela1.A1" office:value-type="string">
            <text:p text:style-name="Table_20_Contents">Usuário</text:p>
          </table:table-cell>
          <table:table-cell table:style-name="Tabela1.A1" office:value-type="string">
            <text:p text:style-name="Table_20_Contents">Reserva</text:p>
          </table:table-cell>
          <table:table-cell table:style-name="Tabela1.A1" office:value-type="string">
            <text:p text:style-name="Table_20_Contents">1:N</text:p>
          </table:table-cell>
        </table:table-row>
        <table:table-row>
          <table:table-cell table:style-name="Tabela1.A1" office:value-type="string">
            <text:p text:style-name="Table_20_Contents">Usuário</text:p>
          </table:table-cell>
          <table:table-cell table:style-name="Tabela1.A1" office:value-type="string">
            <text:p text:style-name="Table_20_Contents">Favorito</text:p>
          </table:table-cell>
          <table:table-cell table:style-name="Tabela1.A1" office:value-type="string">
            <text:p text:style-name="Table_20_Contents">1:N</text:p>
          </table:table-cell>
        </table:table-row>
        <table:table-row>
          <table:table-cell table:style-name="Tabela1.A1" office:value-type="string">
            <text:p text:style-name="Table_20_Contents">Usuário</text:p>
          </table:table-cell>
          <table:table-cell table:style-name="Tabela1.A1" office:value-type="string">
            <text:p text:style-name="Table_20_Contents">Avaliação</text:p>
          </table:table-cell>
          <table:table-cell table:style-name="Tabela1.A1" office:value-type="string">
            <text:p text:style-name="Table_20_Contents">1:N</text:p>
          </table:table-cell>
        </table:table-row>
        <table:table-row>
          <table:table-cell table:style-name="Tabela1.A1" office:value-type="string">
            <text:p text:style-name="Table_20_Contents">Usuário</text:p>
          </table:table-cell>
          <table:table-cell table:style-name="Tabela1.A1" office:value-type="string">
            <text:p text:style-name="Table_20_Contents">Carrinho</text:p>
          </table:table-cell>
          <table:table-cell table:style-name="Tabela1.A1" office:value-type="string">
            <text:p text:style-name="Table_20_Contents">1:1 (ativo)</text:p>
          </table:table-cell>
        </table:table-row>
        <table:table-row>
          <table:table-cell table:style-name="Tabela1.A1" office:value-type="string">
            <text:p text:style-name="Table_20_Contents">Produto</text:p>
          </table:table-cell>
          <table:table-cell table:style-name="Tabela1.A1" office:value-type="string">
            <text:p text:style-name="Table_20_Contents">Favorito</text:p>
          </table:table-cell>
          <table:table-cell table:style-name="Tabela1.A1" office:value-type="string">
            <text:p text:style-name="Table_20_Contents">1:N</text:p>
          </table:table-cell>
        </table:table-row>
        <table:table-row>
          <table:table-cell table:style-name="Tabela1.A1" office:value-type="string">
            <text:p text:style-name="Table_20_Contents">Produto</text:p>
          </table:table-cell>
          <table:table-cell table:style-name="Tabela1.A1" office:value-type="string">
            <text:p text:style-name="Table_20_Contents">Avaliação</text:p>
          </table:table-cell>
          <table:table-cell table:style-name="Tabela1.A1" office:value-type="string">
            <text:p text:style-name="Table_20_Contents">1:N</text:p>
          </table:table-cell>
        </table:table-row>
        <table:table-row>
          <table:table-cell table:style-name="Tabela1.A1" office:value-type="string">
            <text:p text:style-name="Table_20_Contents">Produto</text:p>
          </table:table-cell>
          <table:table-cell table:style-name="Tabela1.A1" office:value-type="string">
            <text:p text:style-name="Table_20_Contents">Item da Reserva</text:p>
          </table:table-cell>
          <table:table-cell table:style-name="Tabela1.A1" office:value-type="string">
            <text:p text:style-name="Table_20_Contents">1:N</text:p>
          </table:table-cell>
        </table:table-row>
        <table:table-row>
          <table:table-cell table:style-name="Tabela1.A1" office:value-type="string">
            <text:p text:style-name="Table_20_Contents">Reserva</text:p>
          </table:table-cell>
          <table:table-cell table:style-name="Tabela1.A1" office:value-type="string">
            <text:p text:style-name="Table_20_Contents">Item da Reserva</text:p>
          </table:table-cell>
          <table:table-cell table:style-name="Tabela1.A1" office:value-type="string">
            <text:p text:style-name="Table_20_Contents">1:N</text:p>
          </table:table-cell>
        </table:table-row>
      </table:table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6T18:05:13.279419000</meta:creation-date>
    <dc:date>2025-03-26T18:33:39.387548500</dc:date>
    <meta:editing-duration>PT18M10S</meta:editing-duration>
    <meta:editing-cycles>1</meta:editing-cycles>
    <meta:document-statistic meta:table-count="1" meta:image-count="0" meta:object-count="0" meta:page-count="7" meta:paragraph-count="166" meta:word-count="1203" meta:character-count="7574" meta:non-whitespace-character-count="6639"/>
    <meta:generator>LibreOffice/25.2.1.2$Windows_X86_64 LibreOffice_project/d3abf4aee5fd705e4a92bba33a32f40bc4e56f49</meta:generator>
  </office:meta>
</office:document-meta>
</file>